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Math not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requency calculation, eq. Temp</text:p>
          </table:table-cell>
          <table:table-cell table:number-columns-repeated="3"/>
          <table:table-cell office:value-type="string" calcext:value-type="string">
            <text:p>Perfect fifth</text:p>
          </table:table-cell>
          <table:table-cell table:number-columns-repeated="3"/>
          <table:table-cell office:value-type="string" calcext:value-type="string">
            <text:p>Mean quarter</text:p>
          </table:table-cell>
          <table:table-cell/>
        </table:table-row>
        <table:table-row table:style-name="ro1">
          <table:table-cell office:value-type="string" calcext:value-type="string">
            <text:p>2^(Note-A4 / 12) * mastertune</text:p>
          </table:table-cell>
          <table:table-cell table:number-columns-repeated="3"/>
          <table:table-cell office:value-type="string" calcext:value-type="string">
            <text:p>1.5^(Note-A4 / 7) * mastertune</text:p>
          </table:table-cell>
          <table:table-cell table:number-columns-repeated="3"/>
          <table:table-cell office:value-type="string" calcext:value-type="string">
            <text:p>4/3^(Note-A4 / 5) * mastertune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Note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string" calcext:value-type="string">
            <text:p>Note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table:formula="of:=440 * POWER(2;([.B5]-69)/12)" office:value-type="float" office:value="880" calcext:value-type="float">
            <text:p>880</text:p>
          </table:table-cell>
          <table:table-cell table:number-columns-repeated="3"/>
          <table:table-cell table:formula="of:=440 * POWER(1.5;([.F5]-69)/7)" office:value-type="float" office:value="881.705208473386" calcext:value-type="float">
            <text:p>881,705208473386</text:p>
          </table:table-cell>
          <table:table-cell table:number-columns-repeated="3"/>
          <table:table-cell table:formula="of:=440 * POWER(4/3;([.J5]-69)/5)" office:value-type="float" office:value="877.618247104583" calcext:value-type="float">
            <text:p>877,61824710458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&gt;can’t be right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8"/>
          <table:table-cell table:formula="of:=1.06*1.06*1.06*1.06*1.06" office:value-type="float" office:value="1.3382255776" calcext:value-type="float">
            <text:p>1,3382255776</text:p>
          </table:table-cell>
          <table:table-cell/>
        </table:table-row>
        <table:table-row table:style-name="ro1">
          <table:table-cell table:style-name="ce1" office:value-type="string" calcext:value-type="string">
            <text:p>log calcul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ttack ti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mS – 2000m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³*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p:3/127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&lt; standard lo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</text:p>
          </table:table-cell>
          <table:table-cell table:formula="of:=POWER(10;3*[.B17]/127)*2" office:value-type="float" office:value="11.4008047357927" calcext:value-type="float">
            <text:p>11,4008047357927</text:p>
          </table:table-cell>
          <table:table-cell office:value-type="string" calcext:value-type="string">
            <text:p>mS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&lt; stupid ai</text:p>
          </table:table-cell>
          <table:table-cell table:number-columns-repeated="6"/>
        </table:table-row>
        <table:table-row table:style-name="ro1">
          <table:table-cell/>
          <table:table-cell table:formula="of:=2*POWER(1000;[.B21]/127)" office:value-type="float" office:value="1366.70777465846" calcext:value-type="float">
            <text:p>1366,70777465846</text:p>
          </table:table-cell>
          <table:table-cell office:value-type="string" calcext:value-type="string">
            <text:p>mS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C+log10</text:p>
          </table:table-cell>
          <table:table-cell/>
          <table:table-cell office:value-type="string" calcext:value-type="string">
            <text:p>&lt; linlo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32" calcext:value-type="float">
            <text:p>32</text:p>
          </table:table-cell>
          <table:table-cell table:formula="of:=LOG10(2000-127)" office:value-type="float" office:value="3.27253777737524" calcext:value-type="float">
            <text:p>3,27253777737524</text:p>
          </table:table-cell>
          <table:table-cell table:number-columns-repeated="7"/>
        </table:table-row>
        <table:table-row table:style-name="ro1">
          <table:table-cell/>
          <table:table-cell table:formula="of:=[.B25] + POWER(10;[.C25]*[.B25]/127)" office:value-type="float" office:value="38.6769242295707" calcext:value-type="float">
            <text:p>38,676924229570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v" fo:country="S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jeslut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jeslut_20_1" draw:display-name="Linjeslut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00-00-00</text:date>, <text:time>00:00:00</text:time></text:p>
        </style:region-right>
      </style:header>
      <style:header-left style:display="false"/>
      <style:header-first style:display="false"/>
      <style:footer>
        <text:p>Sid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07:41:10.491497794</meta:creation-date>
    <dc:date>2024-06-11T08:39:09.619983024</dc:date>
    <meta:editing-duration>PT11M1S</meta:editing-duration>
    <meta:editing-cycles>2</meta:editing-cycles>
    <meta:generator>LibreOffice/24.2.3.2$Linux_X86_64 LibreOffice_project/420$Build-2</meta:generator>
    <meta:document-statistic meta:table-count="1" meta:cell-count="40" meta:object-count="0"/>
  </office:meta>
</office:document-meta>
</file>